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 style:list-style-name="L1">
      <style:text-properties style:font-name="Times New Roman" style:font-name-complex="Times New Roman"/>
    </style:style>
    <style:style style:name="P4" style:family="paragraph" style:parent-style-name="Standard" style:list-style-name="L2">
      <style:text-properties style:font-name="Times New Roman" style:font-name-complex="Times New Roman"/>
    </style:style>
    <style:style style:name="T1" style:family="text">
      <style:text-properties fo:color="#ff33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lægning af 1. semester opgave:</text:p>
      <text:p text:style-name="Standard">Grp. Andreas, Jimmi &amp; Stine</text:p>
      <text:p text:style-name="Standard"/>
      <text:p text:style-name="Standard">Ca. 1 uge pr. iteration. </text:p>
      <text:p text:style-name="Standard"/>
      <text:p text:style-name="Standard"><text:tab/>1. iteration(overordnet analyse):</text:p>
      <text:list xml:id="list4240471194907917556" text:style-name="L1">
        <text:list-item>
          <text:list>
            <text:list-header>
              <text:p text:style-name="P3"><text:s text:c="6"/>- <text:span text:style-name="T1">UML klassediagram</text:span></text:p>
              <text:list>
                <text:list-header>
                  <text:p text:style-name="P3">- <text:span text:style-name="T1">Use Case</text:span></text:p>
                  <text:p text:style-name="P3">- Virksomhedsanalyse (IT i Organisation) - </text:p>
                  <text:p text:style-name="P3">- Vurdere de organisatoriske fordele og ulemper ved det digitale system(IT i <text:s text:c="2"/>Organisation) - <text:line-break/>- Rapport</text:p>
                </text:list-header>
              </text:list>
            </text:list-header>
          </text:list>
        </text:list-item>
      </text:list>
      <text:p text:style-name="P1"/>
      <text:p text:style-name="P1"><text:tab/>2. iteration(går I dybten)<text:line-break/><text:tab/><text:tab/>- Beskrive de vigtigste Use Cases.</text:p>
      <text:p text:style-name="P1"><text:s/><text:tab/><text:tab/>- Uddybe klasser I klassediagram → implementeres</text:p>
      <text:p text:style-name="P1"><text:tab/><text:tab/>- Resterende del af IT i Organisation færdiggøres<text:line-break/><text:tab/><text:tab/>- Rapport</text:p>
      <text:p text:style-name="P1"/>
      <text:p text:style-name="P1"><text:tab/>3. iteration(færdiggørelse)<text:line-break/><text:tab/><text:tab/>- Beskrive og færdiggøre Use Case<text:line-break/><text:tab/><text:tab/>- Færdiggøre klassediagram<text:line-break/><text:tab/><text:tab/>- Implementere det resterende</text:p>
      <text:list xml:id="list4526895209666317159" text:style-name="L2">
        <text:list-item>
          <text:list>
            <text:list-item>
              <text:list>
                <text:list-item>
                  <text:list>
                    <text:list-item>
                      <text:p text:style-name="P4">Rapport</text:p>
                    </text:list-item>
                  </text:list>
                  <text:p text:style-name="P4"/>
                </text:list-item>
              </text:list>
            </text:list-item>
          </text:list>
        </text:list-item>
      </text:list>
      <text:p text:style-name="P1"/>
      <text:p text:style-name="P1">Lørdag IT org (overfladisk)</text:p>
      <text:p text:style-name="P1"/>
      <text:p text:style-name="P1">Søndag Uddybende klasse og usecase over opret sæson</text:p>
      <text:p text:style-name="P1"/>
      <text:p text:style-name="P1">Mandag Programmer opret sæs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0" style:family="paragraph" style:parent-style-name="Standard">
      <style:paragraph-properties fo:line-height="113%"/>
      <style:text-properties style:font-name="Calibri" style:font-name-complex="Calibri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6T13:03:25.64</meta:creation-date>
    <dc:date>2014-11-07T13:21:02.31</dc:date>
    <dc:creator>Stine Knarkegaard Andersen</dc:creator>
    <meta:editing-duration>PT1H51M39S</meta:editing-duration>
    <meta:editing-cycles>9</meta:editing-cycles>
    <meta:generator>OpenOffice/4.1.0$Win32 OpenOffice.org_project/410m18$Build-9764</meta:generator>
    <meta:document-statistic meta:table-count="0" meta:image-count="0" meta:object-count="0" meta:page-count="1" meta:paragraph-count="16" meta:word-count="106" meta:character-count="721"/>
  </office:meta>
</office:document-meta>
</file>